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34" table:style-name="ta1">
        <table:shapes>
          <draw:frame draw:z-index="0" draw:style-name="gr1" draw:text-style-name="P1" svg:width="159.99mm" svg:height="89.99mm" svg:x="126.01mm" svg:y="1mm">
            <loext:p draw:notify-on-update-of-ranges="test234.G1:test234.G1 test234.G2:test234.G124 test234.C1:test234.C1 test234.C2:test234.C124 test234.G1:test234.G1 test234.G2:test234.G124 test234.D1:test234.D1 test234.D2:test234.D1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20</text:p>
          </table:table-cell>
          <table:table-cell office:value-type="float" office:value="0.014386" calcext:value-type="float">
            <text:p>0.014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963" calcext:value-type="float">
            <text:p>18796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21</text:p>
          </table:table-cell>
          <table:table-cell office:value-type="float" office:value="0.01605" calcext:value-type="float">
            <text:p>0.01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74" calcext:value-type="float">
            <text:p>11237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22</text:p>
          </table:table-cell>
          <table:table-cell office:value-type="float" office:value="0.016386" calcext:value-type="float">
            <text:p>0.016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852" calcext:value-type="float">
            <text:p>21285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23</text:p>
          </table:table-cell>
          <table:table-cell office:value-type="float" office:value="0.015311" calcext:value-type="float">
            <text:p>0.015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53" calcext:value-type="float">
            <text:p>1445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24</text:p>
          </table:table-cell>
          <table:table-cell office:value-type="float" office:value="0.01423" calcext:value-type="float">
            <text:p>0.01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417" calcext:value-type="float">
            <text:p>1524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25</text:p>
          </table:table-cell>
          <table:table-cell office:value-type="float" office:value="0.014469" calcext:value-type="float">
            <text:p>0.014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672" calcext:value-type="float">
            <text:p>14867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26</text:p>
          </table:table-cell>
          <table:table-cell office:value-type="float" office:value="0.017076" calcext:value-type="float">
            <text:p>0.017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982" calcext:value-type="float">
            <text:p>15798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27</text:p>
          </table:table-cell>
          <table:table-cell office:value-type="float" office:value="0.013343" calcext:value-type="float">
            <text:p>0.013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045" calcext:value-type="float">
            <text:p>1110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28</text:p>
          </table:table-cell>
          <table:table-cell office:value-type="float" office:value="0.014568" calcext:value-type="float">
            <text:p>0.014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962" calcext:value-type="float">
            <text:p>13796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29</text:p>
          </table:table-cell>
          <table:table-cell office:value-type="float" office:value="0.01529" calcext:value-type="float">
            <text:p>0.0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363" calcext:value-type="float">
            <text:p>8936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30</text:p>
          </table:table-cell>
          <table:table-cell office:value-type="float" office:value="0.014097" calcext:value-type="float">
            <text:p>0.014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031" calcext:value-type="float">
            <text:p>16203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31</text:p>
          </table:table-cell>
          <table:table-cell office:value-type="float" office:value="0.015085" calcext:value-type="float">
            <text:p>0.015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442" calcext:value-type="float">
            <text:p>15044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32</text:p>
          </table:table-cell>
          <table:table-cell office:value-type="float" office:value="0.017642" calcext:value-type="float">
            <text:p>0.017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560" calcext:value-type="float">
            <text:p>14656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33</text:p>
          </table:table-cell>
          <table:table-cell office:value-type="float" office:value="0.01463" calcext:value-type="float">
            <text:p>0.01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607" calcext:value-type="float">
            <text:p>14960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34</text:p>
          </table:table-cell>
          <table:table-cell office:value-type="float" office:value="0.015643" calcext:value-type="float">
            <text:p>0.015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172" calcext:value-type="float">
            <text:p>13417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35</text:p>
          </table:table-cell>
          <table:table-cell office:value-type="float" office:value="0.015362" calcext:value-type="float">
            <text:p>0.015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137" calcext:value-type="float">
            <text:p>14813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36</text:p>
          </table:table-cell>
          <table:table-cell office:value-type="float" office:value="0.02013" calcext:value-type="float">
            <text:p>0.0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460" calcext:value-type="float">
            <text:p>15946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37</text:p>
          </table:table-cell>
          <table:table-cell office:value-type="float" office:value="0.018065" calcext:value-type="float">
            <text:p>0.018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450" calcext:value-type="float">
            <text:p>1634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38</text:p>
          </table:table-cell>
          <table:table-cell office:value-type="float" office:value="0.017049" calcext:value-type="float">
            <text:p>0.017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289" calcext:value-type="float">
            <text:p>1492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39</text:p>
          </table:table-cell>
          <table:table-cell office:value-type="float" office:value="0.020259" calcext:value-type="float">
            <text:p>0.020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707" calcext:value-type="float">
            <text:p>16870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40</text:p>
          </table:table-cell>
          <table:table-cell office:value-type="float" office:value="0.018544" calcext:value-type="float">
            <text:p>0.018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025" calcext:value-type="float">
            <text:p>14102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41</text:p>
          </table:table-cell>
          <table:table-cell office:value-type="float" office:value="0.021118" calcext:value-type="float">
            <text:p>0.021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294" calcext:value-type="float">
            <text:p>13829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42</text:p>
          </table:table-cell>
          <table:table-cell office:value-type="float" office:value="0.019232" calcext:value-type="float">
            <text:p>0.019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048" calcext:value-type="float">
            <text:p>19504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43</text:p>
          </table:table-cell>
          <table:table-cell office:value-type="float" office:value="0.018668" calcext:value-type="float">
            <text:p>0.018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781" calcext:value-type="float">
            <text:p>20878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44</text:p>
          </table:table-cell>
          <table:table-cell office:value-type="float" office:value="0.021398" calcext:value-type="float">
            <text:p>0.021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779" calcext:value-type="float">
            <text:p>14177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45</text:p>
          </table:table-cell>
          <table:table-cell office:value-type="float" office:value="0.017846" calcext:value-type="float">
            <text:p>0.017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686" calcext:value-type="float">
            <text:p>12568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46</text:p>
          </table:table-cell>
          <table:table-cell office:value-type="float" office:value="0.019984" calcext:value-type="float">
            <text:p>0.01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899" calcext:value-type="float">
            <text:p>13189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47</text:p>
          </table:table-cell>
          <table:table-cell office:value-type="float" office:value="0.01989" calcext:value-type="float">
            <text:p>0.01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367" calcext:value-type="float">
            <text:p>17236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48</text:p>
          </table:table-cell>
          <table:table-cell office:value-type="float" office:value="0.01823" calcext:value-type="float">
            <text:p>0.01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960" calcext:value-type="float">
            <text:p>12396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49</text:p>
          </table:table-cell>
          <table:table-cell office:value-type="float" office:value="0.018478" calcext:value-type="float">
            <text:p>0.018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29" calcext:value-type="float">
            <text:p>11942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50</text:p>
          </table:table-cell>
          <table:table-cell office:value-type="float" office:value="0.017065" calcext:value-type="float">
            <text:p>0.017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195" calcext:value-type="float">
            <text:p>14319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51</text:p>
          </table:table-cell>
          <table:table-cell office:value-type="float" office:value="0.019761" calcext:value-type="float">
            <text:p>0.019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501" calcext:value-type="float">
            <text:p>19350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52</text:p>
          </table:table-cell>
          <table:table-cell office:value-type="float" office:value="0.018336" calcext:value-type="float">
            <text:p>0.018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588" calcext:value-type="float">
            <text:p>13358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53</text:p>
          </table:table-cell>
          <table:table-cell office:value-type="float" office:value="0.019238" calcext:value-type="float">
            <text:p>0.019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920" calcext:value-type="float">
            <text:p>14292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54</text:p>
          </table:table-cell>
          <table:table-cell office:value-type="float" office:value="0.016526" calcext:value-type="float">
            <text:p>0.016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747" calcext:value-type="float">
            <text:p>16374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55</text:p>
          </table:table-cell>
          <table:table-cell office:value-type="float" office:value="0.020434" calcext:value-type="float">
            <text:p>0.020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124" calcext:value-type="float">
            <text:p>1501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56</text:p>
          </table:table-cell>
          <table:table-cell office:value-type="float" office:value="0.01533" calcext:value-type="float">
            <text:p>0.01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708" calcext:value-type="float">
            <text:p>13770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57</text:p>
          </table:table-cell>
          <table:table-cell office:value-type="float" office:value="0.017096" calcext:value-type="float">
            <text:p>0.017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891" calcext:value-type="float">
            <text:p>13589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58</text:p>
          </table:table-cell>
          <table:table-cell office:value-type="float" office:value="0.017548" calcext:value-type="float">
            <text:p>0.017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830" calcext:value-type="float">
            <text:p>1338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7:59</text:p>
          </table:table-cell>
          <table:table-cell office:value-type="float" office:value="0.017941" calcext:value-type="float">
            <text:p>0.017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134" calcext:value-type="float">
            <text:p>10913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00</text:p>
          </table:table-cell>
          <table:table-cell office:value-type="float" office:value="0.020711" calcext:value-type="float">
            <text:p>0.020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430" calcext:value-type="float">
            <text:p>15843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01</text:p>
          </table:table-cell>
          <table:table-cell office:value-type="float" office:value="0.02312" calcext:value-type="float">
            <text:p>0.02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465" calcext:value-type="float">
            <text:p>16346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02</text:p>
          </table:table-cell>
          <table:table-cell office:value-type="float" office:value="0.019429" calcext:value-type="float">
            <text:p>0.019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671" calcext:value-type="float">
            <text:p>16667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03</text:p>
          </table:table-cell>
          <table:table-cell office:value-type="float" office:value="0.015061" calcext:value-type="float">
            <text:p>0.015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277" calcext:value-type="float">
            <text:p>13527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04</text:p>
          </table:table-cell>
          <table:table-cell office:value-type="float" office:value="0.016036" calcext:value-type="float">
            <text:p>0.016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858" calcext:value-type="float">
            <text:p>15085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05</text:p>
          </table:table-cell>
          <table:table-cell office:value-type="float" office:value="0.018431" calcext:value-type="float">
            <text:p>0.018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727" calcext:value-type="float">
            <text:p>14772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06</text:p>
          </table:table-cell>
          <table:table-cell office:value-type="float" office:value="0.019613" calcext:value-type="float">
            <text:p>0.019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532" calcext:value-type="float">
            <text:p>15053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07</text:p>
          </table:table-cell>
          <table:table-cell office:value-type="float" office:value="0.026595" calcext:value-type="float">
            <text:p>0.026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894" calcext:value-type="float">
            <text:p>15189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08</text:p>
          </table:table-cell>
          <table:table-cell office:value-type="float" office:value="0.016134" calcext:value-type="float">
            <text:p>0.016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794" calcext:value-type="float">
            <text:p>13779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09</text:p>
          </table:table-cell>
          <table:table-cell office:value-type="float" office:value="0.018679" calcext:value-type="float">
            <text:p>0.018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152" calcext:value-type="float">
            <text:p>17115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10</text:p>
          </table:table-cell>
          <table:table-cell office:value-type="float" office:value="0.027263" calcext:value-type="float">
            <text:p>0.027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301" calcext:value-type="float">
            <text:p>161301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11</text:p>
          </table:table-cell>
          <table:table-cell office:value-type="float" office:value="0.017328" calcext:value-type="float">
            <text:p>0.017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287" calcext:value-type="float">
            <text:p>13528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12</text:p>
          </table:table-cell>
          <table:table-cell office:value-type="float" office:value="0.021504" calcext:value-type="float">
            <text:p>0.0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903" calcext:value-type="float">
            <text:p>14290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13</text:p>
          </table:table-cell>
          <table:table-cell office:value-type="float" office:value="0.020862" calcext:value-type="float">
            <text:p>0.020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332" calcext:value-type="float">
            <text:p>15933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14</text:p>
          </table:table-cell>
          <table:table-cell office:value-type="float" office:value="0.019006" calcext:value-type="float">
            <text:p>0.019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489" calcext:value-type="float">
            <text:p>13548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15</text:p>
          </table:table-cell>
          <table:table-cell office:value-type="float" office:value="0.017579" calcext:value-type="float">
            <text:p>0.017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335" calcext:value-type="float">
            <text:p>13133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16</text:p>
          </table:table-cell>
          <table:table-cell office:value-type="float" office:value="0.017534" calcext:value-type="float">
            <text:p>0.017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61" calcext:value-type="float">
            <text:p>15106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17</text:p>
          </table:table-cell>
          <table:table-cell office:value-type="float" office:value="0.021287" calcext:value-type="float">
            <text:p>0.021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947" calcext:value-type="float">
            <text:p>162947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18</text:p>
          </table:table-cell>
          <table:table-cell office:value-type="float" office:value="0.019638" calcext:value-type="float">
            <text:p>0.019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484" calcext:value-type="float">
            <text:p>161484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19</text:p>
          </table:table-cell>
          <table:table-cell office:value-type="float" office:value="0.020422" calcext:value-type="float">
            <text:p>0.020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989" calcext:value-type="float">
            <text:p>15898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20</text:p>
          </table:table-cell>
          <table:table-cell office:value-type="float" office:value="0.020321" calcext:value-type="float">
            <text:p>0.020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392" calcext:value-type="float">
            <text:p>142392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21</text:p>
          </table:table-cell>
          <table:table-cell office:value-type="float" office:value="0.025749" calcext:value-type="float">
            <text:p>0.025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62" calcext:value-type="float">
            <text:p>160062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22</text:p>
          </table:table-cell>
          <table:table-cell office:value-type="float" office:value="0.02408" calcext:value-type="float">
            <text:p>0.02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023" calcext:value-type="float">
            <text:p>187023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23</text:p>
          </table:table-cell>
          <table:table-cell office:value-type="float" office:value="0.044054" calcext:value-type="float">
            <text:p>0.044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874" calcext:value-type="float">
            <text:p>183874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24</text:p>
          </table:table-cell>
          <table:table-cell office:value-type="float" office:value="0.019075" calcext:value-type="float">
            <text:p>0.019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806" calcext:value-type="float">
            <text:p>156806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25</text:p>
          </table:table-cell>
          <table:table-cell office:value-type="float" office:value="0.022708" calcext:value-type="float">
            <text:p>0.022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281" calcext:value-type="float">
            <text:p>17628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26</text:p>
          </table:table-cell>
          <table:table-cell office:value-type="float" office:value="0.046188" calcext:value-type="float">
            <text:p>0.046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695" calcext:value-type="float">
            <text:p>139695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27</text:p>
          </table:table-cell>
          <table:table-cell office:value-type="float" office:value="0.022185" calcext:value-type="float">
            <text:p>0.022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661" calcext:value-type="float">
            <text:p>14566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28</text:p>
          </table:table-cell>
          <table:table-cell office:value-type="float" office:value="0.022311" calcext:value-type="float">
            <text:p>0.022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990" calcext:value-type="float">
            <text:p>1419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29</text:p>
          </table:table-cell>
          <table:table-cell office:value-type="float" office:value="0.040043" calcext:value-type="float">
            <text:p>0.040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773" calcext:value-type="float">
            <text:p>164773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30</text:p>
          </table:table-cell>
          <table:table-cell office:value-type="float" office:value="0.034522" calcext:value-type="float">
            <text:p>0.034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196" calcext:value-type="float">
            <text:p>140196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31</text:p>
          </table:table-cell>
          <table:table-cell office:value-type="float" office:value="0.026708" calcext:value-type="float">
            <text:p>0.026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827" calcext:value-type="float">
            <text:p>15182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32</text:p>
          </table:table-cell>
          <table:table-cell office:value-type="float" office:value="0.023584" calcext:value-type="float">
            <text:p>0.023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581" calcext:value-type="float">
            <text:p>16458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33</text:p>
          </table:table-cell>
          <table:table-cell office:value-type="float" office:value="0.025544" calcext:value-type="float">
            <text:p>0.025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853" calcext:value-type="float">
            <text:p>136853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34</text:p>
          </table:table-cell>
          <table:table-cell office:value-type="float" office:value="0.037604" calcext:value-type="float">
            <text:p>0.037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818" calcext:value-type="float">
            <text:p>16781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35</text:p>
          </table:table-cell>
          <table:table-cell office:value-type="float" office:value="0.031011" calcext:value-type="float">
            <text:p>0.03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886" calcext:value-type="float">
            <text:p>193886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36</text:p>
          </table:table-cell>
          <table:table-cell office:value-type="float" office:value="0.052851" calcext:value-type="float">
            <text:p>0.052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189" calcext:value-type="float">
            <text:p>17118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37</text:p>
          </table:table-cell>
          <table:table-cell office:value-type="float" office:value="0.030322" calcext:value-type="float">
            <text:p>0.030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770" calcext:value-type="float">
            <text:p>16677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38</text:p>
          </table:table-cell>
          <table:table-cell office:value-type="float" office:value="0.029031" calcext:value-type="float">
            <text:p>0.029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440" calcext:value-type="float">
            <text:p>16744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39</text:p>
          </table:table-cell>
          <table:table-cell office:value-type="float" office:value="0.023739" calcext:value-type="float">
            <text:p>0.023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220" calcext:value-type="float">
            <text:p>15222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40</text:p>
          </table:table-cell>
          <table:table-cell office:value-type="float" office:value="0.04566" calcext:value-type="float">
            <text:p>0.04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771" calcext:value-type="float">
            <text:p>188771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41</text:p>
          </table:table-cell>
          <table:table-cell office:value-type="float" office:value="0.027422" calcext:value-type="float">
            <text:p>0.027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735" calcext:value-type="float">
            <text:p>146735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42</text:p>
          </table:table-cell>
          <table:table-cell office:value-type="float" office:value="0.030198" calcext:value-type="float">
            <text:p>0.030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088" calcext:value-type="float">
            <text:p>167088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43</text:p>
          </table:table-cell>
          <table:table-cell office:value-type="float" office:value="0.040865" calcext:value-type="float">
            <text:p>0.040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840" calcext:value-type="float">
            <text:p>15484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44</text:p>
          </table:table-cell>
          <table:table-cell office:value-type="float" office:value="0.031366" calcext:value-type="float">
            <text:p>0.03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977" calcext:value-type="float">
            <text:p>140977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45</text:p>
          </table:table-cell>
          <table:table-cell office:value-type="float" office:value="0.052363" calcext:value-type="float">
            <text:p>0.05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121" calcext:value-type="float">
            <text:p>164121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46</text:p>
          </table:table-cell>
          <table:table-cell office:value-type="float" office:value="0.028522" calcext:value-type="float">
            <text:p>0.028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649" calcext:value-type="float">
            <text:p>13464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47</text:p>
          </table:table-cell>
          <table:table-cell office:value-type="float" office:value="0.047379" calcext:value-type="float">
            <text:p>0.047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809" calcext:value-type="float">
            <text:p>19780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48</text:p>
          </table:table-cell>
          <table:table-cell office:value-type="float" office:value="0.042316" calcext:value-type="float">
            <text:p>0.042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5" calcext:value-type="float">
            <text:p>161955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49</text:p>
          </table:table-cell>
          <table:table-cell office:value-type="float" office:value="0.056077" calcext:value-type="float">
            <text:p>0.056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744" calcext:value-type="float">
            <text:p>152744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50</text:p>
          </table:table-cell>
          <table:table-cell office:value-type="float" office:value="0.054812" calcext:value-type="float">
            <text:p>0.054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315" calcext:value-type="float">
            <text:p>16231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51</text:p>
          </table:table-cell>
          <table:table-cell office:value-type="float" office:value="0.046389" calcext:value-type="float">
            <text:p>0.046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531" calcext:value-type="float">
            <text:p>15353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52</text:p>
          </table:table-cell>
          <table:table-cell office:value-type="float" office:value="0.057544" calcext:value-type="float">
            <text:p>0.057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323" calcext:value-type="float">
            <text:p>14532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53</text:p>
          </table:table-cell>
          <table:table-cell office:value-type="float" office:value="0.056636" calcext:value-type="float">
            <text:p>0.056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933" calcext:value-type="float">
            <text:p>14293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54</text:p>
          </table:table-cell>
          <table:table-cell office:value-type="float" office:value="0.070406" calcext:value-type="float">
            <text:p>0.070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598" calcext:value-type="float">
            <text:p>150598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55</text:p>
          </table:table-cell>
          <table:table-cell office:value-type="float" office:value="0.061371" calcext:value-type="float">
            <text:p>0.061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094" calcext:value-type="float">
            <text:p>15909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56</text:p>
          </table:table-cell>
          <table:table-cell office:value-type="float" office:value="0.075217" calcext:value-type="float">
            <text:p>0.075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624" calcext:value-type="float">
            <text:p>16362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57</text:p>
          </table:table-cell>
          <table:table-cell office:value-type="float" office:value="0.064308" calcext:value-type="float">
            <text:p>0.064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195" calcext:value-type="float">
            <text:p>16419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58</text:p>
          </table:table-cell>
          <table:table-cell office:value-type="float" office:value="0.061123" calcext:value-type="float">
            <text:p>0.061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403" calcext:value-type="float">
            <text:p>16740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8:59</text:p>
          </table:table-cell>
          <table:table-cell office:value-type="float" office:value="0.076273" calcext:value-type="float">
            <text:p>0.076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457" calcext:value-type="float">
            <text:p>15945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00</text:p>
          </table:table-cell>
          <table:table-cell office:value-type="float" office:value="0.055686" calcext:value-type="float">
            <text:p>0.055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212" calcext:value-type="float">
            <text:p>155212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01</text:p>
          </table:table-cell>
          <table:table-cell office:value-type="float" office:value="0.090028" calcext:value-type="float">
            <text:p>0.09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227" calcext:value-type="float">
            <text:p>164227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02</text:p>
          </table:table-cell>
          <table:table-cell office:value-type="float" office:value="0.118238" calcext:value-type="float">
            <text:p>0.118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433" calcext:value-type="float">
            <text:p>163433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03</text:p>
          </table:table-cell>
          <table:table-cell office:value-type="float" office:value="0.095161" calcext:value-type="float">
            <text:p>0.095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065" calcext:value-type="float">
            <text:p>15606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04</text:p>
          </table:table-cell>
          <table:table-cell office:value-type="float" office:value="0.070277" calcext:value-type="float">
            <text:p>0.070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983" calcext:value-type="float">
            <text:p>15598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05</text:p>
          </table:table-cell>
          <table:table-cell office:value-type="float" office:value="0.074036" calcext:value-type="float">
            <text:p>0.074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968" calcext:value-type="float">
            <text:p>155968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06</text:p>
          </table:table-cell>
          <table:table-cell office:value-type="float" office:value="0.070303" calcext:value-type="float">
            <text:p>0.070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276" calcext:value-type="float">
            <text:p>173276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07</text:p>
          </table:table-cell>
          <table:table-cell office:value-type="float" office:value="0.068655" calcext:value-type="float">
            <text:p>0.068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84" calcext:value-type="float">
            <text:p>137384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08</text:p>
          </table:table-cell>
          <table:table-cell office:value-type="float" office:value="0.073982" calcext:value-type="float">
            <text:p>0.073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755" calcext:value-type="float">
            <text:p>153755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09</text:p>
          </table:table-cell>
          <table:table-cell office:value-type="float" office:value="0.067251" calcext:value-type="float">
            <text:p>0.067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996" calcext:value-type="float">
            <text:p>152996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10</text:p>
          </table:table-cell>
          <table:table-cell office:value-type="float" office:value="0.085531" calcext:value-type="float">
            <text:p>0.085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187" calcext:value-type="float">
            <text:p>172187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11</text:p>
          </table:table-cell>
          <table:table-cell office:value-type="float" office:value="0.101075" calcext:value-type="float">
            <text:p>0.10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907" calcext:value-type="float">
            <text:p>145907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12</text:p>
          </table:table-cell>
          <table:table-cell office:value-type="float" office:value="0.10176" calcext:value-type="float">
            <text:p>0.10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034" calcext:value-type="float">
            <text:p>162034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13</text:p>
          </table:table-cell>
          <table:table-cell office:value-type="float" office:value="0.102245" calcext:value-type="float">
            <text:p>0.102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791" calcext:value-type="float">
            <text:p>167791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14</text:p>
          </table:table-cell>
          <table:table-cell office:value-type="float" office:value="0.112567" calcext:value-type="float">
            <text:p>0.112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396" calcext:value-type="float">
            <text:p>166396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15</text:p>
          </table:table-cell>
          <table:table-cell office:value-type="float" office:value="0.086844" calcext:value-type="float">
            <text:p>0.086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931" calcext:value-type="float">
            <text:p>155931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16</text:p>
          </table:table-cell>
          <table:table-cell office:value-type="float" office:value="0.08712" calcext:value-type="float">
            <text:p>0.08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052" calcext:value-type="float">
            <text:p>136052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17</text:p>
          </table:table-cell>
          <table:table-cell office:value-type="float" office:value="0.084212" calcext:value-type="float">
            <text:p>0.084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21" calcext:value-type="float">
            <text:p>144521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18</text:p>
          </table:table-cell>
          <table:table-cell office:value-type="float" office:value="0.069463" calcext:value-type="float">
            <text:p>0.069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448" calcext:value-type="float">
            <text:p>147448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19</text:p>
          </table:table-cell>
          <table:table-cell office:value-type="float" office:value="0.08436" calcext:value-type="float">
            <text:p>0.08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266" calcext:value-type="float">
            <text:p>179266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20</text:p>
          </table:table-cell>
          <table:table-cell office:value-type="float" office:value="0.102739" calcext:value-type="float">
            <text:p>0.102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43" calcext:value-type="float">
            <text:p>135143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21</text:p>
          </table:table-cell>
          <table:table-cell office:value-type="float" office:value="0.082979" calcext:value-type="float">
            <text:p>0.082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392" calcext:value-type="float">
            <text:p>136392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29:22</text:p>
          </table:table-cell>
          <table:table-cell office:value-type="float" office:value="0.088717" calcext:value-type="float">
            <text:p>0.088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875" calcext:value-type="float">
            <text:p>133875</text:p>
          </table:table-cell>
          <table:table-cell office:value-type="float" office:value="1245" calcext:value-type="float">
            <text:p>1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9T18:34:17.853032204</dc:date>
    <meta:editing-duration>PT3M31S</meta:editing-duration>
    <meta:editing-cycles>1</meta:editing-cycles>
    <meta:document-statistic meta:table-count="1" meta:cell-count="868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05cm" chart:symbol-height="0.05cm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5.972cm" svg:y="0.315cm" chart:style-name="ch2">
          <text:p>test 234, against s3</text:p>
        </chart:title>
        <chart:legend chart:legend-position="end" svg:x="14.001cm" svg:y="4.005cm" style:legend-expansion="high" chart:style-name="ch3"/>
        <chart:plot-area chart:style-name="ch4" table:cell-range-address="test234.G1:test234.G124 test234.C1:test234.D124" chart:data-source-has-labels="row" svg:x="1.279cm" svg:y="1.248cm" svg:width="12.402cm" svg:height="6.643cm">
          <chartooo:coordinate-region svg:x="2.191cm" svg:y="1.421cm" svg:width="11.118cm" svg:height="5.876cm"/>
          <chart:axis chart:dimension="x" chart:name="primary-x" chart:style-name="ch5">
            <chart:title svg:x="6.219cm" svg:y="8.071cm" chart:style-name="ch6">
              <text:p>Load, Request/S</text:p>
            </chart:title>
          </chart:axis>
          <chart:axis chart:dimension="y" chart:name="primary-y" chart:style-name="ch5">
            <chart:title svg:x="0.451cm" svg:y="5.169cm" chart:style-name="ch7">
              <text:p>Time, S</text:p>
            </chart:title>
            <chart:grid chart:style-name="ch8" chart:class="major"/>
          </chart:axis>
          <chart:series chart:style-name="ch9" chart:values-cell-range-address="test234.C2:test234.C124" chart:label-cell-address="test234.C1:test234.C1" chart:class="chart:scatter">
            <chart:domain table:cell-range-address="test234.G2:test234.G124"/>
            <chart:data-point chart:repeated="97"/>
            <chart:data-point chart:style-name="ch10"/>
            <chart:data-point chart:repeated="25"/>
          </chart:series>
          <chart:series chart:style-name="ch11" chart:values-cell-range-address="test234.D2:test234.D124" chart:label-cell-address="test234.D1:test234.D1" chart:class="chart:scatter">
            <chart:data-point chart:repeated="1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34.C1:test234.C1</svg:desc>
                </draw:g>
              </table:table-cell>
              <table:table-cell office:value-type="string">
                <text:p>xfertime</text:p>
                <draw:g>
                  <svg:desc>test234.D1:test23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test234.G2:test234.G124</svg:desc>
                </draw:g>
              </table:table-cell>
              <table:table-cell office:value-type="float" office:value="0.014386">
                <text:p>0.014386</text:p>
                <draw:g>
                  <svg:desc>test234.C2:test234.C124</svg:desc>
                </draw:g>
              </table:table-cell>
              <table:table-cell office:value-type="float" office:value="0">
                <text:p>0</text:p>
                <draw:g>
                  <svg:desc>test234.D2:test234.D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1605">
                <text:p>0.0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016386">
                <text:p>0.016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015311">
                <text:p>0.015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01423">
                <text:p>0.0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0.014469">
                <text:p>0.014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0.017076">
                <text:p>0.017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0.013343">
                <text:p>0.013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0.014568">
                <text:p>0.014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0.01529">
                <text:p>0.0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8">
                <text:p>148</text:p>
              </table:table-cell>
              <table:table-cell office:value-type="float" office:value="0.014097">
                <text:p>0.014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">
                <text:p>199</text:p>
              </table:table-cell>
              <table:table-cell office:value-type="float" office:value="0.015085">
                <text:p>0.015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">
                <text:p>199</text:p>
              </table:table-cell>
              <table:table-cell office:value-type="float" office:value="0.017642">
                <text:p>0.017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">
                <text:p>199</text:p>
              </table:table-cell>
              <table:table-cell office:value-type="float" office:value="0.01463">
                <text:p>0.01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">
                <text:p>199</text:p>
              </table:table-cell>
              <table:table-cell office:value-type="float" office:value="0.015643">
                <text:p>0.015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">
                <text:p>198</text:p>
              </table:table-cell>
              <table:table-cell office:value-type="float" office:value="0.015362">
                <text:p>0.015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  <table:table-cell office:value-type="float" office:value="0.02013">
                <text:p>0.02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">
                <text:p>199</text:p>
              </table:table-cell>
              <table:table-cell office:value-type="float" office:value="0.018065">
                <text:p>0.018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  <table:table-cell office:value-type="float" office:value="0.017049">
                <text:p>0.017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">
                <text:p>199</text:p>
              </table:table-cell>
              <table:table-cell office:value-type="float" office:value="0.020259">
                <text:p>0.020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9">
                <text:p>249</text:p>
              </table:table-cell>
              <table:table-cell office:value-type="float" office:value="0.018544">
                <text:p>0.018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9">
                <text:p>299</text:p>
              </table:table-cell>
              <table:table-cell office:value-type="float" office:value="0.021118">
                <text:p>0.02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  <table:table-cell office:value-type="float" office:value="0.019232">
                <text:p>0.019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9">
                <text:p>299</text:p>
              </table:table-cell>
              <table:table-cell office:value-type="float" office:value="0.018668">
                <text:p>0.018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">
                <text:p>299</text:p>
              </table:table-cell>
              <table:table-cell office:value-type="float" office:value="0.021398">
                <text:p>0.02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8">
                <text:p>298</text:p>
              </table:table-cell>
              <table:table-cell office:value-type="float" office:value="0.017846">
                <text:p>0.017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0">
                <text:p>300</text:p>
              </table:table-cell>
              <table:table-cell office:value-type="float" office:value="0.019984">
                <text:p>0.01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9">
                <text:p>299</text:p>
              </table:table-cell>
              <table:table-cell office:value-type="float" office:value="0.01989">
                <text:p>0.01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">
                <text:p>299</text:p>
              </table:table-cell>
              <table:table-cell office:value-type="float" office:value="0.01823">
                <text:p>0.01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">
                <text:p>299</text:p>
              </table:table-cell>
              <table:table-cell office:value-type="float" office:value="0.018478">
                <text:p>0.018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4">
                <text:p>344</text:p>
              </table:table-cell>
              <table:table-cell office:value-type="float" office:value="0.017065">
                <text:p>0.01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  <table:table-cell office:value-type="float" office:value="0.019761">
                <text:p>0.019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">
                <text:p>399</text:p>
              </table:table-cell>
              <table:table-cell office:value-type="float" office:value="0.018336">
                <text:p>0.018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  <table:table-cell office:value-type="float" office:value="0.019238">
                <text:p>0.019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  <table:table-cell office:value-type="float" office:value="0.016526">
                <text:p>0.016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  <table:table-cell office:value-type="float" office:value="0.020434">
                <text:p>0.020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  <table:table-cell office:value-type="float" office:value="0.01533">
                <text:p>0.0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  <table:table-cell office:value-type="float" office:value="0.017096">
                <text:p>0.017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0.017548">
                <text:p>0.017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  <table:table-cell office:value-type="float" office:value="0.017941">
                <text:p>0.017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4">
                <text:p>444</text:p>
              </table:table-cell>
              <table:table-cell office:value-type="float" office:value="0.020711">
                <text:p>0.020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9">
                <text:p>499</text:p>
              </table:table-cell>
              <table:table-cell office:value-type="float" office:value="0.02312">
                <text:p>0.02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9">
                <text:p>499</text:p>
              </table:table-cell>
              <table:table-cell office:value-type="float" office:value="0.019429">
                <text:p>0.019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9">
                <text:p>499</text:p>
              </table:table-cell>
              <table:table-cell office:value-type="float" office:value="0.015061">
                <text:p>0.015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9">
                <text:p>499</text:p>
              </table:table-cell>
              <table:table-cell office:value-type="float" office:value="0.016036">
                <text:p>0.016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9">
                <text:p>499</text:p>
              </table:table-cell>
              <table:table-cell office:value-type="float" office:value="0.018431">
                <text:p>0.018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9">
                <text:p>499</text:p>
              </table:table-cell>
              <table:table-cell office:value-type="float" office:value="0.019613">
                <text:p>0.019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9">
                <text:p>499</text:p>
              </table:table-cell>
              <table:table-cell office:value-type="float" office:value="0.026595">
                <text:p>0.026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9">
                <text:p>499</text:p>
              </table:table-cell>
              <table:table-cell office:value-type="float" office:value="0.016134">
                <text:p>0.016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9">
                <text:p>499</text:p>
              </table:table-cell>
              <table:table-cell office:value-type="float" office:value="0.018679">
                <text:p>0.018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2">
                <text:p>532</text:p>
              </table:table-cell>
              <table:table-cell office:value-type="float" office:value="0.027263">
                <text:p>0.027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2">
                <text:p>602</text:p>
              </table:table-cell>
              <table:table-cell office:value-type="float" office:value="0.017328">
                <text:p>0.017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9">
                <text:p>599</text:p>
              </table:table-cell>
              <table:table-cell office:value-type="float" office:value="0.021504">
                <text:p>0.021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9">
                <text:p>599</text:p>
              </table:table-cell>
              <table:table-cell office:value-type="float" office:value="0.020862">
                <text:p>0.020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9">
                <text:p>599</text:p>
              </table:table-cell>
              <table:table-cell office:value-type="float" office:value="0.019006">
                <text:p>0.019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9">
                <text:p>599</text:p>
              </table:table-cell>
              <table:table-cell office:value-type="float" office:value="0.017579">
                <text:p>0.017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9">
                <text:p>599</text:p>
              </table:table-cell>
              <table:table-cell office:value-type="float" office:value="0.017534">
                <text:p>0.0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1">
                <text:p>591</text:p>
              </table:table-cell>
              <table:table-cell office:value-type="float" office:value="0.021287">
                <text:p>0.021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7">
                <text:p>607</text:p>
              </table:table-cell>
              <table:table-cell office:value-type="float" office:value="0.019638">
                <text:p>0.019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9">
                <text:p>599</text:p>
              </table:table-cell>
              <table:table-cell office:value-type="float" office:value="0.020422">
                <text:p>0.020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2">
                <text:p>652</text:p>
              </table:table-cell>
              <table:table-cell office:value-type="float" office:value="0.020321">
                <text:p>0.020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0">
                <text:p>690</text:p>
              </table:table-cell>
              <table:table-cell office:value-type="float" office:value="0.025749">
                <text:p>0.025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8">
                <text:p>708</text:p>
              </table:table-cell>
              <table:table-cell office:value-type="float" office:value="0.02408">
                <text:p>0.02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9">
                <text:p>699</text:p>
              </table:table-cell>
              <table:table-cell office:value-type="float" office:value="0.044054">
                <text:p>0.04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9">
                <text:p>699</text:p>
              </table:table-cell>
              <table:table-cell office:value-type="float" office:value="0.019075">
                <text:p>0.019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9">
                <text:p>699</text:p>
              </table:table-cell>
              <table:table-cell office:value-type="float" office:value="0.022708">
                <text:p>0.022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9">
                <text:p>699</text:p>
              </table:table-cell>
              <table:table-cell office:value-type="float" office:value="0.046188">
                <text:p>0.046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9">
                <text:p>699</text:p>
              </table:table-cell>
              <table:table-cell office:value-type="float" office:value="0.022185">
                <text:p>0.02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9">
                <text:p>699</text:p>
              </table:table-cell>
              <table:table-cell office:value-type="float" office:value="0.022311">
                <text:p>0.022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9">
                <text:p>699</text:p>
              </table:table-cell>
              <table:table-cell office:value-type="float" office:value="0.040043">
                <text:p>0.040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6">
                <text:p>736</text:p>
              </table:table-cell>
              <table:table-cell office:value-type="float" office:value="0.034522">
                <text:p>0.034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9">
                <text:p>799</text:p>
              </table:table-cell>
              <table:table-cell office:value-type="float" office:value="0.026708">
                <text:p>0.026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6">
                <text:p>796</text:p>
              </table:table-cell>
              <table:table-cell office:value-type="float" office:value="0.023584">
                <text:p>0.023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2">
                <text:p>802</text:p>
              </table:table-cell>
              <table:table-cell office:value-type="float" office:value="0.025544">
                <text:p>0.025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9">
                <text:p>799</text:p>
              </table:table-cell>
              <table:table-cell office:value-type="float" office:value="0.037604">
                <text:p>0.037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2">
                <text:p>792</text:p>
              </table:table-cell>
              <table:table-cell office:value-type="float" office:value="0.031011">
                <text:p>0.03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6">
                <text:p>806</text:p>
              </table:table-cell>
              <table:table-cell office:value-type="float" office:value="0.052851">
                <text:p>0.052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9">
                <text:p>799</text:p>
              </table:table-cell>
              <table:table-cell office:value-type="float" office:value="0.030322">
                <text:p>0.030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9">
                <text:p>799</text:p>
              </table:table-cell>
              <table:table-cell office:value-type="float" office:value="0.029031">
                <text:p>0.029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9">
                <text:p>799</text:p>
              </table:table-cell>
              <table:table-cell office:value-type="float" office:value="0.023739">
                <text:p>0.023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3">
                <text:p>843</text:p>
              </table:table-cell>
              <table:table-cell office:value-type="float" office:value="0.04566">
                <text:p>0.04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7">
                <text:p>897</text:p>
              </table:table-cell>
              <table:table-cell office:value-type="float" office:value="0.027422">
                <text:p>0.027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0">
                <text:p>900</text:p>
              </table:table-cell>
              <table:table-cell office:value-type="float" office:value="0.030198">
                <text:p>0.030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0">
                <text:p>900</text:p>
              </table:table-cell>
              <table:table-cell office:value-type="float" office:value="0.040865">
                <text:p>0.040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9">
                <text:p>899</text:p>
              </table:table-cell>
              <table:table-cell office:value-type="float" office:value="0.031366">
                <text:p>0.03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9">
                <text:p>899</text:p>
              </table:table-cell>
              <table:table-cell office:value-type="float" office:value="0.052363">
                <text:p>0.052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9">
                <text:p>899</text:p>
              </table:table-cell>
              <table:table-cell office:value-type="float" office:value="0.028522">
                <text:p>0.028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9">
                <text:p>899</text:p>
              </table:table-cell>
              <table:table-cell office:value-type="float" office:value="0.047379">
                <text:p>0.047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9">
                <text:p>899</text:p>
              </table:table-cell>
              <table:table-cell office:value-type="float" office:value="0.042316">
                <text:p>0.042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9">
                <text:p>899</text:p>
              </table:table-cell>
              <table:table-cell office:value-type="float" office:value="0.056077">
                <text:p>0.056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0">
                <text:p>940</text:p>
              </table:table-cell>
              <table:table-cell office:value-type="float" office:value="0.054812">
                <text:p>0.054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9">
                <text:p>999</text:p>
              </table:table-cell>
              <table:table-cell office:value-type="float" office:value="0.046389">
                <text:p>0.046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9">
                <text:p>999</text:p>
              </table:table-cell>
              <table:table-cell office:value-type="float" office:value="0.057544">
                <text:p>0.057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9">
                <text:p>999</text:p>
              </table:table-cell>
              <table:table-cell office:value-type="float" office:value="0.056636">
                <text:p>0.056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9">
                <text:p>999</text:p>
              </table:table-cell>
              <table:table-cell office:value-type="float" office:value="0.070406">
                <text:p>0.070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9">
                <text:p>999</text:p>
              </table:table-cell>
              <table:table-cell office:value-type="float" office:value="0.061371">
                <text:p>0.06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9">
                <text:p>999</text:p>
              </table:table-cell>
              <table:table-cell office:value-type="float" office:value="0.075217">
                <text:p>0.075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9">
                <text:p>999</text:p>
              </table:table-cell>
              <table:table-cell office:value-type="float" office:value="0.064308">
                <text:p>0.064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9">
                <text:p>999</text:p>
              </table:table-cell>
              <table:table-cell office:value-type="float" office:value="0.061123">
                <text:p>0.06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9">
                <text:p>999</text:p>
              </table:table-cell>
              <table:table-cell office:value-type="float" office:value="0.076273">
                <text:p>0.076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46">
                <text:p>1046</text:p>
              </table:table-cell>
              <table:table-cell office:value-type="float" office:value="0.055686">
                <text:p>0.055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3">
                <text:p>1093</text:p>
              </table:table-cell>
              <table:table-cell office:value-type="float" office:value="0.090028">
                <text:p>0.090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05">
                <text:p>1105</text:p>
              </table:table-cell>
              <table:table-cell office:value-type="float" office:value="0.118238">
                <text:p>0.118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9">
                <text:p>1099</text:p>
              </table:table-cell>
              <table:table-cell office:value-type="float" office:value="0.095161">
                <text:p>0.095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9">
                <text:p>1099</text:p>
              </table:table-cell>
              <table:table-cell office:value-type="float" office:value="0.070277">
                <text:p>0.070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5">
                <text:p>1085</text:p>
              </table:table-cell>
              <table:table-cell office:value-type="float" office:value="0.074036">
                <text:p>0.07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3">
                <text:p>1113</text:p>
              </table:table-cell>
              <table:table-cell office:value-type="float" office:value="0.070303">
                <text:p>0.07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3">
                <text:p>1093</text:p>
              </table:table-cell>
              <table:table-cell office:value-type="float" office:value="0.068655">
                <text:p>0.068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5">
                <text:p>1105</text:p>
              </table:table-cell>
              <table:table-cell office:value-type="float" office:value="0.073982">
                <text:p>0.07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7">
                <text:p>1097</text:p>
              </table:table-cell>
              <table:table-cell office:value-type="float" office:value="0.067251">
                <text:p>0.067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44">
                <text:p>1144</text:p>
              </table:table-cell>
              <table:table-cell office:value-type="float" office:value="0.085531">
                <text:p>0.085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97">
                <text:p>1197</text:p>
              </table:table-cell>
              <table:table-cell office:value-type="float" office:value="0.101075">
                <text:p>0.10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01">
                <text:p>1201</text:p>
              </table:table-cell>
              <table:table-cell office:value-type="float" office:value="0.10176">
                <text:p>0.10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9">
                <text:p>1199</text:p>
              </table:table-cell>
              <table:table-cell office:value-type="float" office:value="0.102245">
                <text:p>0.102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9">
                <text:p>1199</text:p>
              </table:table-cell>
              <table:table-cell office:value-type="float" office:value="0.112567">
                <text:p>0.112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3">
                <text:p>1183</text:p>
              </table:table-cell>
              <table:table-cell office:value-type="float" office:value="0.086844">
                <text:p>0.086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2">
                <text:p>1212</text:p>
              </table:table-cell>
              <table:table-cell office:value-type="float" office:value="0.08712">
                <text:p>0.08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8">
                <text:p>1198</text:p>
              </table:table-cell>
              <table:table-cell office:value-type="float" office:value="0.084212">
                <text:p>0.084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8">
                <text:p>1198</text:p>
              </table:table-cell>
              <table:table-cell office:value-type="float" office:value="0.069463">
                <text:p>0.069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4">
                <text:p>1204</text:p>
              </table:table-cell>
              <table:table-cell office:value-type="float" office:value="0.08436">
                <text:p>0.08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9">
                <text:p>1239</text:p>
              </table:table-cell>
              <table:table-cell office:value-type="float" office:value="0.102739">
                <text:p>0.10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80">
                <text:p>1280</text:p>
              </table:table-cell>
              <table:table-cell office:value-type="float" office:value="0.082979">
                <text:p>0.082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5">
                <text:p>1245</text:p>
              </table:table-cell>
              <table:table-cell office:value-type="float" office:value="0.088717">
                <text:p>0.08871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